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296697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19.0"/>
          <table:table-cell office:value-type="float" office:value="3136.0"/>
          <table:table-cell office:value-type="float" office:value="22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6543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19.0"/>
          <table:table-cell office:value-type="float" office:value="3136.0"/>
          <table:table-cell office:value-type="float" office:value="22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8536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06.0"/>
          <table:table-cell office:value-type="float" office:value="4199.0"/>
          <table:table-cell office:value-type="float" office:value="3203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330955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0.0"/>
          <table:table-cell office:value-type="float" office:value="3240.0"/>
          <table:table-cell office:value-type="float" office:value="23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63592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0.0"/>
          <table:table-cell office:value-type="float" office:value="3240.0"/>
          <table:table-cell office:value-type="float" office:value="23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7614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97.0"/>
          <table:table-cell office:value-type="float" office:value="4303.0"/>
          <table:table-cell office:value-type="float" office:value="3352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382165"/>
          <table:table-cell office:value-type="float" office:value="0.083"/>
          <table:table-cell office:value-type="float" office:value="0.02"/>
          <table:table-cell office:value-type="float" office:value="1427.0"/>
          <table:table-cell office:value-type="float" office:value="0.0"/>
          <table:table-cell office:value-type="float" office:value="6.0"/>
          <table:table-cell office:value-type="float" office:value="167.0"/>
          <table:table-cell office:value-type="float" office:value="1593.0"/>
          <table:table-cell office:value-type="float" office:value="1153.0"/>
          <table:table-cell office:value-type="float" office:value="3143.0"/>
          <table:table-cell office:value-type="float" office:value="89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49.0"/>
          <table:table-cell office:value-type="float" office:value="4691.0"/>
          <table:table-cell office:value-type="float" office:value="3650.0"/>
          <table:table-cell office:value-type="float" office:value="2816.0"/>
          <table:table-cell office:value-type="float" office:value="5039.0"/>
          <table:table-cell office:value-type="float" office:value="36.0"/>
          <table:table-cell office:value-type="float" office:value="0.250917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86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52.0"/>
          <table:table-cell office:value-type="float" office:value="3650.0"/>
          <table:table-cell office:value-type="float" office:value="2751.0"/>
          <table:table-cell office:value-type="float" office:value="4223.0"/>
          <table:table-cell office:value-type="float" office:value="36.0"/>
          <table:table-cell office:value-type="float" office:value="0.320789"/>
          <table:table-cell office:value-type="float" office:value="0.063"/>
          <table:table-cell office:value-type="float" office:value="0.0"/>
          <table:table-cell office:value-type="float" office:value="352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421.0"/>
          <table:table-cell office:value-type="float" office:value="1204.0"/>
          <table:table-cell office:value-type="float" office:value="2850.0"/>
          <table:table-cell office:value-type="float" office:value="88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44.0"/>
          <table:table-cell office:value-type="float" office:value="6750.0"/>
          <table:table-cell office:value-type="float" office:value="5081.0"/>
          <table:table-cell office:value-type="float" office:value="4076.0"/>
          <table:table-cell office:value-type="float" office:value="6498.0"/>
          <table:table-cell office:value-type="float" office:value="10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3198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1.0"/>
          <table:table-cell office:value-type="float" office:value="3029.0"/>
          <table:table-cell office:value-type="float" office:value="215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6461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1.0"/>
          <table:table-cell office:value-type="float" office:value="3029.0"/>
          <table:table-cell office:value-type="float" office:value="215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5088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08.0"/>
          <table:table-cell office:value-type="float" office:value="4092.0"/>
          <table:table-cell office:value-type="float" office:value="315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3009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45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50.0"/>
          <table:table-cell office:value-type="float" office:value="4716.0"/>
          <table:table-cell office:value-type="float" office:value="3652.0"/>
          <table:table-cell office:value-type="float" office:value="2850.0"/>
          <table:table-cell office:value-type="float" office:value="5084.0"/>
          <table:table-cell office:value-type="float" office:value="36.0"/>
          <table:table-cell office:value-type="float" office:value="0.297843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98.0"/>
          <table:table-cell office:value-type="float" office:value="0.0"/>
          <table:table-cell office:value-type="float" office:value="87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73.0"/>
          <table:table-cell office:value-type="float" office:value="3652.0"/>
          <table:table-cell office:value-type="float" office:value="2781.0"/>
          <table:table-cell office:value-type="float" office:value="4195.0"/>
          <table:table-cell office:value-type="float" office:value="36.0"/>
          <table:table-cell office:value-type="float" office:value="0.241484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9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45.0"/>
          <table:table-cell office:value-type="float" office:value="6775.0"/>
          <table:table-cell office:value-type="float" office:value="5083.0"/>
          <table:table-cell office:value-type="float" office:value="4110.0"/>
          <table:table-cell office:value-type="float" office:value="6489.0"/>
          <table:table-cell office:value-type="float" office:value="10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